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7.749cm"/>
    </style:style>
    <style:style style:name="co7" style:family="table-column">
      <style:table-column-properties fo:break-before="auto" style:column-width="9.717cm"/>
    </style:style>
    <style:style style:name="co8" style:family="table-column">
      <style:table-column-properties fo:break-before="auto" style:column-width="8.109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0.229cm"/>
    </style:style>
    <style:style style:name="co13" style:family="table-column">
      <style:table-column-properties fo:break-before="auto" style:column-width="0.427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626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0.4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3.928cm" fo:break-before="auto" style:use-optimal-row-height="false"/>
    </style:style>
    <style:style style:name="ro6" style:family="table-row">
      <style:table-row-properties style:row-height="2.131cm" fo:break-before="auto" style:use-optimal-row-height="false"/>
    </style:style>
    <style:style style:name="ro7" style:family="table-row">
      <style:table-row-properties style:row-height="2.473cm" fo:break-before="auto" style:use-optimal-row-height="false"/>
    </style:style>
    <style:style style:name="ro8" style:family="table-row">
      <style:table-row-properties style:row-height="3.027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2.21cm" fo:break-before="auto" style:use-optimal-row-height="false"/>
    </style:style>
    <style:style style:name="ro12" style:family="table-row">
      <style:table-row-properties style:row-height="2.79cm" fo:break-before="auto" style:use-optimal-row-height="false"/>
    </style:style>
    <style:style style:name="ro13" style:family="table-row">
      <style:table-row-properties style:row-height="2.395cm" fo:break-before="auto" style:use-optimal-row-height="fals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947cm" fo:break-before="auto" style:use-optimal-row-height="true"/>
    </style:style>
    <style:style style:name="ro16" style:family="table-row">
      <style:table-row-properties style:row-height="2.027cm" fo:break-before="auto" style:use-optimal-row-height="false"/>
    </style:style>
    <style:style style:name="ro17" style:family="table-row">
      <style:table-row-properties style:row-height="4.632cm" fo:break-before="auto" style:use-optimal-row-height="false"/>
    </style:style>
    <style:style style:name="ro18" style:family="table-row">
      <style:table-row-properties style:row-height="5.528cm" fo:break-before="auto" style:use-optimal-row-height="false"/>
    </style:style>
    <style:style style:name="ro19" style:family="table-row">
      <style:table-row-properties style:row-height="5.265cm" fo:break-before="auto" style:use-optimal-row-height="true"/>
    </style:style>
    <style:style style:name="ro20" style:family="table-row">
      <style:table-row-properties style:row-height="4.948cm" fo:break-before="auto" style:use-optimal-row-height="false"/>
    </style:style>
    <style:style style:name="ro21" style:family="table-row">
      <style:table-row-properties style:row-height="4.764cm" fo:break-before="auto" style:use-optimal-row-height="false"/>
    </style:style>
    <style:style style:name="ro22" style:family="table-row">
      <style:table-row-properties style:row-height="4.817cm" fo:break-before="auto" style:use-optimal-row-height="false"/>
    </style:style>
    <style:style style:name="ro23" style:family="table-row">
      <style:table-row-properties style:row-height="4.329cm" fo:break-before="auto" style:use-optimal-row-height="true"/>
    </style:style>
    <style:style style:name="ro24" style:family="table-row">
      <style:table-row-properties style:row-height="4.791cm" fo:break-before="auto" style:use-optimal-row-height="false"/>
    </style:style>
    <style:style style:name="ro25" style:family="table-row">
      <style:table-row-properties style:row-height="0.50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font-style="normal" style:font-style-asian="normal" style:font-style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Sheet1.B2">
          <table:help-message table:display="true"/>
          <table:error-message table:message-type="stop" table:display="true"/>
        </table:content-validation>
        <table:content-validation table:name="val2" table:condition="of:cell-content-is-in-list([.$B$2:.$B$4])" table:allow-empty-cell="true" table:display-list="unsorted" table:base-cell-address="Sheet1.C4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Sheet1.G3">
          <table:help-message table:display="true"/>
          <table:error-message table:message-type="stop" table:display="true"/>
        </table:content-validation>
        <table:content-validation table:name="val4" table:condition="of:cell-content-is-in-list(Result)" table:allow-empty-cell="false" table:display-list="unsorted" table:base-cell-address="Template.L12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content-validation-name="val1" office:value-type="string">
            <text:p>passed</text:p>
          </table:table-cell>
          <table:table-cell table:number-columns-repeated="3"/>
          <table:table-cell table:content-validation-name="val2"/>
          <table:table-cell table:number-columns-repeated="1018"/>
        </table:table-row>
        <table:table-row table:style-name="ro1">
          <table:table-cell/>
          <table:table-cell table:style-name="ce1" table:content-validation-name="val1" office:value-type="string">
            <text:p>failed</text:p>
          </table:table-cell>
          <table:table-cell table:number-columns-repeated="4"/>
          <table:table-cell table:content-validation-name="val3"/>
          <table:table-cell table:number-columns-repeated="3"/>
          <table:table-cell table:content-validation-name="val1"/>
          <table:table-cell table:number-columns-repeated="1013"/>
        </table:table-row>
        <table:table-row table:style-name="ro1">
          <table:table-cell/>
          <table:table-cell table:style-name="ce1" table:content-validation-name="val1"/>
          <table:table-cell table:content-validation-name="val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content-validation-name="val1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mplat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visibility="collapse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" table:number-columns-repeated="1003" table:default-cell-style-name="Excel_20_Built-in_20_Normal"/>
        <table:table-row table:style-name="ro2">
          <table:table-cell table:style-name="ce2"/>
          <table:table-cell table:style-name="ce5" table:number-columns-repeated="8"/>
          <table:table-cell table:style-name="ce25" office:value-type="string">
            <text:p>Общее Failed</text:p>
          </table:table-cell>
          <table:table-cell table:style-name="ce29"/>
          <table:table-cell table:style-name="ce33" table:formula="of:=COUNTIF([.L$8:.L$37];&quot;failed&quot;)" office:value-type="float" office:value="0">
            <text:p>0</text:p>
          </table:table-cell>
          <table:table-cell table:style-name="ce29"/>
          <table:table-cell table:style-name="ce33" table:formula="of:=COUNTIF([.N$8:.N$49];&quot;failed&quot;)" office:value-type="float" office:value="0">
            <text:p>0</text:p>
          </table:table-cell>
          <table:table-cell table:style-name="ce29"/>
          <table:table-cell table:style-name="ce33" table:formula="of:=COUNTIF([.P$8:.P$49];&quot;failed&quot;)" office:value-type="float" office:value="0">
            <text:p>0</text:p>
          </table:table-cell>
          <table:table-cell table:style-name="ce29"/>
          <table:table-cell table:style-name="ce33" table:formula="of:=COUNTIF([.R$8:.R$49];&quot;failed&quot;)" office:value-type="float" office:value="0">
            <text:p>0</text:p>
          </table:table-cell>
          <table:table-cell table:style-name="ce29"/>
          <table:table-cell table:style-name="ce33" table:formula="of:=COUNTIF([.T$8:.T$49];&quot;failed&quot;)" office:value-type="float" office:value="0">
            <text:p>0</text:p>
          </table:table-cell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5" table:number-columns-repeated="8"/>
          <table:table-cell table:style-name="ce25" office:value-type="string">
            <text:p>Общее Passed</text:p>
          </table:table-cell>
          <table:table-cell table:style-name="ce29"/>
          <table:table-cell table:style-name="ce34" table:formula="of:=COUNTIF([.L$8:.L$37];&quot;passed&quot;)" office:value-type="float" office:value="0">
            <text:p>0</text:p>
          </table:table-cell>
          <table:table-cell table:style-name="ce29"/>
          <table:table-cell table:style-name="ce34" table:formula="of:=COUNTIF([.N$8:.N$37];&quot;passed&quot;)" office:value-type="float" office:value="0">
            <text:p>0</text:p>
          </table:table-cell>
          <table:table-cell table:style-name="ce29"/>
          <table:table-cell table:style-name="ce34" table:formula="of:=COUNTIF([.P$8:.P$37];&quot;passed&quot;)" office:value-type="float" office:value="0">
            <text:p>0</text:p>
          </table:table-cell>
          <table:table-cell table:style-name="ce29"/>
          <table:table-cell table:style-name="ce34" table:formula="of:=COUNTIF([.R$8:.R$37];&quot;passed&quot;)" office:value-type="float" office:value="0">
            <text:p>0</text:p>
          </table:table-cell>
          <table:table-cell table:style-name="ce29"/>
          <table:table-cell table:style-name="ce34" table:formula="of:=COUNTIF([.T$8:.T$37];&quot;passed&quot;)" office:value-type="float" office:value="0">
            <text:p>0</text:p>
          </table:table-cell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8"/>
          <table:table-cell table:style-name="ce26" office:value-type="string">
            <text:p>Дата</text:p>
          </table:table-cell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8"/>
          <table:table-cell table:style-name="ce26" office:value-type="string">
            <text:p>Билд</text:p>
          </table:table-cell>
          <table:table-cell table:style-name="ce29"/>
          <table:table-cell table:style-name="ce36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3">
          <table:table-cell table:style-name="ce2"/>
          <table:table-cell table:style-name="ce5" table:number-columns-repeated="8"/>
          <table:table-cell table:style-name="ce26" office:value-type="string">
            <text:p>Браузер</text:p>
          </table:table-cell>
          <table:table-cell table:style-name="ce29"/>
          <table:table-cell table:style-name="ce36"/>
          <table:table-cell table:style-name="ce29"/>
          <table:table-cell table:style-name="ce36"/>
          <table:table-cell table:style-name="ce29"/>
          <table:table-cell table:style-name="ce36"/>
          <table:table-cell table:style-name="ce29"/>
          <table:table-cell table:style-name="ce36"/>
          <table:table-cell table:style-name="ce29"/>
          <table:table-cell table:style-name="ce36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6" office:value-type="string" table:number-columns-spanned="1" table:number-rows-spanned="2">
            <text:p>№</text:p>
          </table:table-cell>
          <table:table-cell table:style-name="ce11" office:value-type="string" table:number-columns-spanned="1" table:number-rows-spanned="2">
            <text:p>Функциональная группа</text:p>
          </table:table-cell>
          <table:table-cell table:style-name="ce11" office:value-type="string" table:number-columns-spanned="1" table:number-rows-spanned="2">
            <text:p>Название теста</text:p>
          </table:table-cell>
          <table:table-cell table:style-name="ce6" office:value-type="string" table:number-columns-spanned="2" table:number-rows-spanned="1">
            <text:p>Подход</text:p>
          </table:table-cell>
          <table:covered-table-cell table:style-name="ce6"/>
          <table:table-cell table:style-name="ce11" office:value-type="string" table:number-columns-spanned="1" table:number-rows-spanned="2">
            <text:p>задача</text:p>
          </table:table-cell>
          <table:table-cell table:style-name="ce19" office:value-type="string" table:number-columns-spanned="1" table:number-rows-spanned="2">
            <text:p>Приоритет </text:p>
          </table:table-cell>
          <table:table-cell table:style-name="ce19" office:value-type="string" table:number-columns-spanned="1" table:number-rows-spanned="2">
            <text:p>Автоматизирвоано</text:p>
          </table:table-cell>
          <table:table-cell table:style-name="ce27" table:number-columns-spanned="1" table:number-rows-spanned="2"/>
          <table:table-cell table:style-name="ce30"/>
          <table:table-cell table:style-name="ce37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7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7" table:number-columns-spanned="1" table:number-rows-spanned="2"/>
          <table:table-cell table:style-name="ce29"/>
          <table:table-cell table:style-name="ce37" table:number-columns-spanned="1" table:number-rows-spanned="2"/>
          <table:table-cell table:style-name="ce29"/>
          <table:table-cell table:style-name="ce37" table:number-columns-spanned="1" table:number-rows-spanned="2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5">
          <table:table-cell table:style-name="ce2"/>
          <table:covered-table-cell table:style-name="ce6"/>
          <table:covered-table-cell table:style-name="ce12"/>
          <table:covered-table-cell table:style-name="ce11"/>
          <table:table-cell table:style-name="ce11" office:value-type="string">
            <text:p>Шаги</text:p>
          </table:table-cell>
          <table:table-cell table:style-name="ce11" office:value-type="string">
            <text:p>Ожидаемый результат</text:p>
          </table:table-cell>
          <table:covered-table-cell table:style-name="ce12"/>
          <table:covered-table-cell table:style-name="ce20"/>
          <table:covered-table-cell table:style-name="ce22"/>
          <table:covered-table-cell table:style-name="ce28"/>
          <table:table-cell table:style-name="ce30"/>
          <table:covered-table-cell table:style-name="ce37"/>
          <table:table-cell table:style-name="ce29"/>
          <table:covered-table-cell table:style-name="ce37"/>
          <table:table-cell table:style-name="ce29"/>
          <table:covered-table-cell table:style-name="ce37"/>
          <table:table-cell table:style-name="ce29"/>
          <table:covered-table-cell table:style-name="ce37"/>
          <table:table-cell table:style-name="ce29"/>
          <table:covered-table-cell table:style-name="ce37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6">
          <table:table-cell table:style-name="ce2"/>
          <table:table-cell table:style-name="ce7" office:value-type="float" office:value="1">
            <text:p>1</text:p>
          </table:table-cell>
          <table:table-cell table:style-name="ce13" office:value-type="string">
            <text:p>Слушать музыку</text:p>
          </table:table-cell>
          <table:table-cell table:style-name="ce7" office:value-type="string">
            <text:p>Слушать музыку на своей странице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йти нужный трек;</text:p>
            <text:p>Нажать «пуск»</text:p>
            <text:p/>
          </table:table-cell>
          <table:table-cell table:style-name="ce7" office:value-type="string">
            <text:p>трек проигрывается </text:p>
          </table:table-cell>
          <table:table-cell table:style-name="ce18" table:number-columns-repeated="2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7">
          <table:table-cell table:style-name="ce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Слушать музыку на странице друзей</text:p>
          </table:table-cell>
          <table:table-cell table:style-name="ce15" office:value-type="string">
            <text:p>Войти на страницу;</text:p>
            <text:p>В меню выбрать раздел «друзья»;</text:p>
            <text:p>Зайти на страницу друга в раздел аудиозаписи;</text:p>
            <text:p>Выбрать трек;</text:p>
            <text:p>Нажать «пуск»</text:p>
            <text:p/>
          </table:table-cell>
          <table:table-cell table:style-name="ce7" office:value-type="string">
            <text:p>трек проигрывается </text:p>
          </table:table-cell>
          <table:table-cell table:style-name="ce7"/>
          <table:table-cell table:style-name="ce18"/>
          <table:table-cell table:style-name="ce24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8">
          <table:table-cell table:style-name="ce2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Слушать музыку на странице любого пользователя, не состоящего в друзьях</text:p>
          </table:table-cell>
          <table:table-cell table:style-name="ce15" office:value-type="string">
            <text:p>Войти на страницу;</text:p>
            <text:p>Через поиск выбрать любого пользователя, не состоящего в друзьях;</text:p>
            <text:p>Зайти на его страницу в раздел аудиозаписи;</text:p>
            <text:p>Выбрать трек;</text:p>
            <text:p>Нажать «пуск»</text:p>
          </table:table-cell>
          <table:table-cell table:style-name="ce7" office:value-type="string">
            <text:p>трек проигрывается 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9">
          <table:table-cell table:style-name="ce2"/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слушать музыку <text:s/>как незарегистрированный пользователь</text:p>
          </table:table-cell>
          <table:table-cell table:style-name="ce16" office:value-type="string">
            <text:p>Предусловие: выйти со страницы в vk;</text:p>
            <text:p><text:span text:style-name="T1">В поисковой строке любого браузера набрать «лунная соната слушать в вк»,нажать «поиск»;</text:span></text:p>
            <text:p><text:span text:style-name="T1">Выбрать трек;</text:span></text:p>
            <text:p><text:span text:style-name="T1">Нажать «пуск»</text:span></text:p>
            <text:p/>
          </table:table-cell>
          <table:table-cell table:style-name="ce7" office:value-type="string">
            <text:p>Проигрывается демо-версия трека 30 сек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0">
          <table:table-cell table:style-name="ce2"/>
          <table:table-cell table:style-name="ce7" office:value-type="float" office:value="7">
            <text:p>7</text:p>
          </table:table-cell>
          <table:table-cell table:style-name="ce13" office:value-type="string">
            <text:p>Искать музыку</text:p>
          </table:table-cell>
          <table:table-cell table:style-name="ce7" office:value-type="string">
            <text:p>Поиск музыки на своей странице</text:p>
          </table:table-cell>
          <table:table-cell table:style-name="ce17" office:value-type="string">
            <text:p><text:span text:style-name="T1">Войти на страницу;</text:span></text:p>
            <text:p><text:span text:style-name="T1">В меню выбрать раздел «музыка»;</text:span></text:p>
            <text:p><text:span text:style-name="T1">В строке поиска ввести название трека</text:span></text:p>
            <text:p><text:span text:style-name="T1"/></text:p>
            <text:p><text:span text:style-name="T1"/></text:p>
          </table:table-cell>
          <table:table-cell table:style-name="ce7" office:value-type="string">
            <text:p>На странице отобразился список треков, подходящих под параметры поиска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1">
          <table:table-cell table:style-name="ce2"/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string">
            <text:p>Поиск музыки на странице друзей</text:p>
          </table:table-cell>
          <table:table-cell table:style-name="ce15" office:value-type="string">
            <text:p>Войти на страницу;</text:p>
            <text:p>В меню выбрать раздел «друзья»;</text:p>
            <text:p>Зайти на страницу друга в раздел аудиозаписи;</text:p>
            <text:p>В строке поиска ввести название трека</text:p>
            <text:p/>
          </table:table-cell>
          <table:table-cell table:style-name="ce7" office:value-type="string">
            <text:p>На странице отобразился список треков, подходящих под параметры поиска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2">
          <table:table-cell table:style-name="ce2"/>
          <table:table-cell table:style-name="ce7" office:value-type="float" office:value="10">
            <text:p>10</text:p>
          </table:table-cell>
          <table:table-cell/>
          <table:table-cell table:style-name="ce7" office:value-type="string">
            <text:p>Поиск музыки на странице любого пользователя, не состоящего в друзьях</text:p>
          </table:table-cell>
          <table:table-cell table:style-name="ce15" office:value-type="string">
            <text:p>Войти на страницу;</text:p>
            <text:p>Через поиск выбрать любого пользователя, не состоящего в друзьях;</text:p>
            <text:p>Зайти на его страницу в раздел аудиозаписи;</text:p>
            <text:p>В строке поиска ввести название трека</text:p>
          </table:table-cell>
          <table:table-cell table:style-name="ce7" office:value-type="string">
            <text:p>На странице отобразился список треков, подходящих под параметры поиска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3">
          <table:table-cell table:style-name="ce2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string">
            <text:p>Тест строки поиска негативный (по пустому полю)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Строку поиска оставить пустой, нажать значок «найти»</text:p>
          </table:table-cell>
          <table:table-cell table:style-name="ce7" office:value-type="string">
            <text:p>поиск не осуществлен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4">
          <table:table-cell table:style-name="ce2"/>
          <table:table-cell table:style-name="ce7" office:value-type="float" office:value="14">
            <text:p>14</text:p>
          </table:table-cell>
          <table:table-cell table:style-name="ce7"/>
          <table:table-cell table:style-name="ce7" office:value-type="string">
            <text:p>Тест строки поиска (введение спецсимволов)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В строке поиска ввести: @!?()$;</text:p>
            <text:p>Нажать значок «найти»</text:p>
          </table:table-cell>
          <table:table-cell table:style-name="ce7" office:value-type="string">
            <text:p>поиск не осуществлен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5">
          <table:table-cell table:style-name="ce2"/>
          <table:table-cell table:style-name="ce7" office:value-type="float" office:value="15">
            <text:p>15</text:p>
          </table:table-cell>
          <table:table-cell table:style-name="ce7"/>
          <table:table-cell table:style-name="ce7" office:value-type="string">
            <text:p>Тест строки поиска (введение цифр)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В строке поиска ввести: 12345</text:p>
          </table:table-cell>
          <table:table-cell table:style-name="ce7" office:value-type="string">
            <text:p>На странице отобразился список треков, подходящих под параметры поиска(содержащих в названии данные цифры)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6">
          <table:table-cell table:style-name="ce2"/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string">
            <text:p>Тест строки поиска (введение случайного набора букв)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В строке поиска ввести: ыруапулаилоалфо</text:p>
          </table:table-cell>
          <table:table-cell table:style-name="ce7" office:value-type="string">
            <text:p>Поиск осуществлен, в результатах поиска отобразилось сообщение: «По запросу ыруапулаилоалфо не найдено ни одной аудиозаписи»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7">
          <table:table-cell table:style-name="ce2"/>
          <table:table-cell table:style-name="ce7" office:value-type="float" office:value="17">
            <text:p>17</text:p>
          </table:table-cell>
          <table:table-cell table:style-name="ce13" office:value-type="string">
            <text:p>Поделиться музыкой</text:p>
          </table:table-cell>
          <table:table-cell table:style-name="ce7" office:value-type="string">
            <text:p>Поделиться музыкой со своей страницы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вести курсор на выбранный трек, справа нажать на три точки, выбрать «поделиться»;</text:p>
            <text:p>Во всплывающем окне выбрать один из пунктов:</text:p>
            <text:p>1) на своей стене;</text:p>
            <text:p>2) в сообществе (выбрать сообщество);</text:p>
            <text:p>3) в личном сообщении (выбрать получателя);</text:p>
            <text:p>Нажать кнопку «поделиться аудиозаписью»</text:p>
          </table:table-cell>
          <table:table-cell table:style-name="ce7" office:value-type="string">
            <text:p>Трек появился в выбранном разделе:</text:p>
            <text:p>1) на своей стене;</text:p>
            <text:p>2) на стене выбранного сообщества;</text:p>
            <text:p>3) в чате с выбранным человеком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8">
          <table:table-cell table:style-name="ce2"/>
          <table:table-cell table:style-name="ce7" office:value-type="float" office:value="18">
            <text:p>18</text:p>
          </table:table-cell>
          <table:table-cell table:style-name="ce7"/>
          <table:table-cell table:style-name="ce7" office:value-type="string">
            <text:p>Поделиться музыкой со <text:s/>страницы друзей</text:p>
          </table:table-cell>
          <table:table-cell table:style-name="ce15" office:value-type="string">
            <text:p>Войти на страницу;</text:p>
            <text:p>В меню выбрать раздел «друзья»;</text:p>
            <text:p>Зайти на страницу выбранного друга в раздел «аудиозаписи»;</text:p>
            <text:p>Навести курсор на выбранный трек, справа нажать на три точки, выбрать «поделиться»;</text:p>
            <text:p>Во всплывающем окне выбрать один из пунктов:</text:p>
            <text:p>1) на своей стене;</text:p>
            <text:p>2) в сообществе (выбрать сообщество);</text:p>
            <text:p>3) в личном сообщении (выбрать получателя);</text:p>
            <text:p>Нажать кнопку «поделиться аудиозаписью»</text:p>
          </table:table-cell>
          <table:table-cell table:style-name="ce7" office:value-type="string">
            <text:p>Трек появился в выбранном разделе:</text:p>
            <text:p>1) на своей стене;</text:p>
            <text:p>2) на стене выбранного сообщества;</text:p>
            <text:p>3) в чате с выбранным человеком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9">
          <table:table-cell table:style-name="ce2"/>
          <table:table-cell table:style-name="ce7" office:value-type="float" office:value="19">
            <text:p>19</text:p>
          </table:table-cell>
          <table:table-cell table:style-name="ce7"/>
          <table:table-cell table:style-name="ce7" office:value-type="string">
            <text:p>Поделиться музыкой со страницы любого пользователя, не состоящего в друзьях</text:p>
          </table:table-cell>
          <table:table-cell table:style-name="ce15" office:value-type="string">
            <text:p>Войти на страницу;</text:p>
            <text:p>Через поиск выбрать любого пользователя, не состоящего в друзьях;</text:p>
            <text:p>Зайти на его страницу в раздел аудиозаписи;</text:p>
            <text:p>Навести курсор на выбранный трек, справа нажать на три точки, выбрать «поделиться»;</text:p>
            <text:p>Во всплывающем окне выбрать один из пунктов:</text:p>
            <text:p>1) на своей стене;</text:p>
            <text:p>2) в сообществе (выбрать сообщество);</text:p>
            <text:p>3) в личном сообщении (выбрать получателя);</text:p>
            <text:p>Нажать кнопку «поделиться аудиозаписью»</text:p>
          </table:table-cell>
          <table:table-cell table:style-name="ce7" office:value-type="string">
            <text:p>Трек появился в выбранном разделе:</text:p>
            <text:p>1) на своей стене;</text:p>
            <text:p>2) на стене выбранного сообщества;</text:p>
            <text:p>3) в чате с выбранным человеком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0">
          <table:table-cell table:style-name="ce2"/>
          <table:table-cell table:style-name="ce7" office:value-type="float" office:value="20">
            <text:p>20</text:p>
          </table:table-cell>
          <table:table-cell table:style-name="ce13" office:value-type="string">
            <text:p>Добавить музыку</text:p>
          </table:table-cell>
          <table:table-cell table:style-name="ce14" office:value-type="string">
            <text:p>Позитивный тест</text:p>
          </table:table-cell>
          <table:table-cell table:style-name="ce16" office:value-type="string">
            <text:p><text:span text:style-name="T2">Предусловие: подготовить аудиофайл, подходящий под условия загрузки(не должен превышать 200Мб, в формате МР3);</text:span></text:p>
            <text:p><text:span text:style-name="T1">Войти на страницу;</text:span></text:p>
            <text:p><text:span text:style-name="T1">В меню выбрать раздел «музыка»;</text:span></text:p>
            <text:p><text:span text:style-name="T1">В верху справа нажать на значок «загрузить» (облако со стрелкой);</text:span></text:p>
            <text:p><text:span text:style-name="T1">Во всплывающем окне нажать кнопку «выбрать файл»;</text:span></text:p>
            <text:p><text:span text:style-name="T1">Выбрать файл из предусловия, нажать «открыть»;</text:span></text:p>
            <text:p/>
          </table:table-cell>
          <table:table-cell table:style-name="ce7" office:value-type="string">
            <text:p>Появилось сообщение: аудиозапись успешно загружена, трек появился в списке моих аудиозаписей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9">
          <table:table-cell table:style-name="ce2"/>
          <table:table-cell table:style-name="ce7" office:value-type="float" office:value="21">
            <text:p>21</text:p>
          </table:table-cell>
          <table:table-cell table:style-name="ce7"/>
          <table:table-cell table:style-name="ce7" office:value-type="string">
            <text:p>Загрузка аудиофайла размером 220 Мб</text:p>
          </table:table-cell>
          <table:table-cell table:style-name="ce16" office:value-type="string">
            <text:p><text:span text:style-name="T2">Предусловие: подготовить аудиофайл, не подходящий под условия загрузки( 220Мб, в формате МР3);</text:span></text:p>
            <text:p><text:span text:style-name="T1">Войти на страницу;</text:span></text:p>
            <text:p><text:span text:style-name="T1">В меню выбрать раздел «музыка»;</text:span></text:p>
            <text:p><text:span text:style-name="T1">В верху справа нажать на значок «загрузить» (облако со стрелкой);</text:span></text:p>
            <text:p><text:span text:style-name="T1">Во всплывающем окне нажать кнопку «выбрать файл»;</text:span></text:p>
            <text:p><text:span text:style-name="T1">Выбрать файл из предусловия, нажать «открыть»;</text:span></text:p>
            <text:p/>
          </table:table-cell>
          <table:table-cell table:style-name="ce7" office:value-type="string">
            <text:p>загрузка не произошла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19">
          <table:table-cell table:style-name="ce2"/>
          <table:table-cell table:style-name="ce7" office:value-type="float" office:value="22">
            <text:p>22</text:p>
          </table:table-cell>
          <table:table-cell table:style-name="ce7"/>
          <table:table-cell table:style-name="ce7" office:value-type="string">
            <text:p>Загрузка файла в формате MPEG4</text:p>
          </table:table-cell>
          <table:table-cell table:style-name="ce16" office:value-type="string">
            <text:p><text:span text:style-name="T2">Предусловие: подготовить аудиофайл, не подходящий под условия загрузки( 25Мб, в формате МРEG4);</text:span></text:p>
            <text:p><text:span text:style-name="T1">Войти на страницу;</text:span></text:p>
            <text:p><text:span text:style-name="T1">В меню выбрать раздел «музыка»;</text:span></text:p>
            <text:p><text:span text:style-name="T1">В верху справа нажать на значок «загрузить» (облако со стрелкой);</text:span></text:p>
            <text:p><text:span text:style-name="T1">Во всплывающем окне нажать кнопку «выбрать файл»;</text:span></text:p>
            <text:p><text:span text:style-name="T1">Выбрать файл из предусловия, нажать «открыть»;</text:span></text:p>
            <text:p/>
          </table:table-cell>
          <table:table-cell table:style-name="ce7" office:value-type="string">
            <text:p>загрузка не произошла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1">
          <table:table-cell table:style-name="ce2"/>
          <table:table-cell table:style-name="ce7" office:value-type="float" office:value="23">
            <text:p>23</text:p>
          </table:table-cell>
          <table:table-cell table:style-name="ce13" office:value-type="string">
            <text:p>Редактировать музыку</text:p>
          </table:table-cell>
          <table:table-cell table:style-name="ce7" office:value-type="string">
            <text:p>Редактировать информацию о треке: исполнитель, название, жанр, слова песни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вести курсор на выбранный трек, нажать <text:s/>справа значок «редактировать»(карандаш);</text:p>
            <text:p>Во всплывающем окне изменить/ввести нужную информацию в полях: «исполнитель», «название»;</text:p>
            <text:p>Нажать «Дополнительно»;</text:p>
            <text:p>Изменить/ввести нужную информацию в полях: «жанр», «слова песни»;</text:p>
            <text:p>Нажать «сохранить»;</text:p>
            <text:p>Обновить страницу</text:p>
          </table:table-cell>
          <table:table-cell table:style-name="ce7" office:value-type="string">
            <text:p>Информация «исполнитель», «название» отобразились на странице, информация «жанр», «слова песни» можно увидеть, нажав на «редактировать»</text:p>
          </table:table-cell>
          <table:table-cell table:style-name="ce7"/>
          <table:table-cell table:style-name="ce18"/>
          <table:table-cell table:style-name="ce24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2">
          <table:table-cell table:style-name="ce2"/>
          <table:table-cell table:style-name="ce7" office:value-type="float" office:value="24">
            <text:p>24</text:p>
          </table:table-cell>
          <table:table-cell table:style-name="ce7"/>
          <table:table-cell table:style-name="ce7" office:value-type="string">
            <text:p>Заполнение одного поля(название) при редактировании трека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вести курсор на выбранный трек, нажать <text:s/>справа значок «редактировать»(карандаш);</text:p>
            <text:p>Во всплывающем окне изменить/ввести нужную информацию в поле: «название», поля «исполнитель», «жанр» и «слова песни» оставить незаполненными;</text:p>
            <text:p>Нажать «сохранить»</text:p>
          </table:table-cell>
          <table:table-cell table:style-name="ce7" office:value-type="string">
            <text:p>Не сохраняет, поле «исполнитель» подсвечивается красным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3">
          <table:table-cell table:style-name="ce2"/>
          <table:table-cell table:style-name="ce7" office:value-type="float" office:value="25">
            <text:p>25</text:p>
          </table:table-cell>
          <table:table-cell table:style-name="ce7"/>
          <table:table-cell table:style-name="ce7" office:value-type="string">
            <text:p>Заполнение одного поля(исполнитель) при редактировании трека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вести курсор на выбранный трек, нажать <text:s/>справа значок «редактировать»(карандаш);</text:p>
            <text:p>Во всплывающем окне изменить/ввести нужную информацию в поле: «исполнитель», поля «название», «жанр» и «слова песни» оставить незаполненными;</text:p>
            <text:p>Нажать «сохранить»</text:p>
          </table:table-cell>
          <table:table-cell table:style-name="ce7" office:value-type="string">
            <text:p>Не сохраняет, поле «название» подсвечивается красным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4">
          <table:table-cell table:style-name="ce2"/>
          <table:table-cell table:style-name="ce7" office:value-type="float" office:value="26">
            <text:p>26</text:p>
          </table:table-cell>
          <table:table-cell table:style-name="ce7"/>
          <table:table-cell table:style-name="ce7" office:value-type="string">
            <text:p>Редактирование с заполнением обязательных полей(название, исполнитель)</text:p>
          </table:table-cell>
          <table:table-cell table:style-name="ce15" office:value-type="string">
            <text:p>Войти на страницу;</text:p>
            <text:p>В меню выбрать раздел «музыка»;</text:p>
            <text:p>Навести курсор на выбранный трек, нажать <text:s/>справа значок «редактировать»(карандаш);</text:p>
            <text:p>Во всплывающем окне изменить/ввести нужную информацию в полях: «исполнитель», «название», поля «жанр» и «слова песни» оставить незаполненными;</text:p>
            <text:p>Нажать «сохранить»;</text:p>
            <text:p>Обновить страницу</text:p>
          </table:table-cell>
          <table:table-cell table:style-name="ce7" office:value-type="string">
            <text:p>Редактирование сохранилось, информация «исполнитель», «название» отобразились на странице</text:p>
          </table:table-cell>
          <table:table-cell table:style-name="ce7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7">
            <text:p>27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8">
            <text:p>28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29">
            <text:p>29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0">
            <text:p>30</text:p>
          </table:table-cell>
          <table:table-cell table:style-name="ce7" table:number-columns-repeated="2"/>
          <table:table-cell table:style-name="ce15"/>
          <table:table-cell table:style-name="ce7" table:number-columns-repeated="2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1">
            <text:p>31</text:p>
          </table:table-cell>
          <table:table-cell table:style-name="ce7" table:number-columns-repeated="5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2">
            <text:p>32</text:p>
          </table:table-cell>
          <table:table-cell table:style-name="ce7" table:number-columns-repeated="5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3">
            <text:p>33</text:p>
          </table:table-cell>
          <table:table-cell table:style-name="ce7" table:number-columns-repeated="5"/>
          <table:table-cell table:style-name="ce18"/>
          <table:table-cell table:style-name="ce23"/>
          <table:table-cell table:style-name="ce18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7" office:value-type="float" office:value="34">
            <text:p>34</text:p>
          </table:table-cell>
          <table:table-cell table:style-name="ce7" table:number-columns-repeated="5"/>
          <table:table-cell table:style-name="ce18" table:number-columns-repeated="3"/>
          <table:table-cell table:style-name="ce31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8" office:value-type="float" office:value="35">
            <text:p>35</text:p>
          </table:table-cell>
          <table:table-cell table:style-name="ce8" table:number-columns-repeated="5"/>
          <table:table-cell table:style-name="ce21"/>
          <table:table-cell table:style-name="ce8"/>
          <table:table-cell table:style-name="ce21"/>
          <table:table-cell table:style-name="ce32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38" table:content-validation-name="val4"/>
          <table:table-cell table:style-name="ce29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Total Automation Test</text:p>
          </table:table-cell>
          <table:table-cell table:style-name="ce9" table:formula="of:=COUNT([.I8:.I37])" office:value-type="float" office:value="0">
            <text:p>0</text:p>
          </table:table-cell>
          <table:table-cell table:style-name="ce9" table:number-columns-repeated="16"/>
          <table:table-cell table:style-name="ce39" table:number-columns-repeated="2"/>
          <table:table-cell table:style-name="ce10" table:number-columns-repeated="3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Общее количество тестов</text:p>
          </table:table-cell>
          <table:table-cell table:style-name="ce9" table:formula="of:=COUNTA([.D8:.D37])" office:value-type="float" office:value="21">
            <text:p>21</text:p>
          </table:table-cell>
          <table:table-cell table:style-name="ce9" table:number-columns-repeated="16"/>
          <table:table-cell table:style-name="ce39" table:number-columns-repeated="2"/>
          <table:table-cell table:style-name="ce10" table:number-columns-repeated="3"/>
          <table:table-cell table:number-columns-repeated="998"/>
        </table:table-row>
        <table:table-row table:style-name="ro2">
          <table:table-cell table:style-name="ce3"/>
          <table:table-cell table:style-name="ce9" table:number-columns-repeated="2"/>
          <table:table-cell table:style-name="ce9" office:value-type="string">
            <text:p>Post-release tests</text:p>
          </table:table-cell>
          <table:table-cell table:style-name="ce9" table:formula="of:=COUNT([.J8:.J37])" office:value-type="float" office:value="0">
            <text:p>0</text:p>
          </table:table-cell>
          <table:table-cell table:style-name="ce9" table:number-columns-repeated="16"/>
          <table:table-cell table:style-name="ce39" table:number-columns-repeated="2"/>
          <table:table-cell table:style-name="ce10" table:number-columns-repeated="3"/>
          <table:table-cell table:number-columns-repeated="998"/>
        </table:table-row>
        <table:table-row table:style-name="ro1">
          <table:table-cell/>
          <table:table-cell table:style-name="ce10" table:number-columns-repeated="25"/>
          <table:table-cell table:number-columns-repeated="998"/>
        </table:table-row>
        <table:table-row table:style-name="ro25">
          <table:table-cell/>
          <table:table-cell table:style-name="ce10" table:number-columns-repeated="25"/>
          <table:table-cell table:number-columns-repeated="998"/>
        </table:table-row>
        <table:table-row table:style-name="ro25">
          <table:table-cell table:style-name="ce4"/>
          <table:table-cell table:style-name="ce10" table:number-columns-repeated="25"/>
          <table:table-cell table:number-columns-repeated="998"/>
        </table:table-row>
        <table:table-row table:style-name="ro1" table:number-rows-repeated="9">
          <table:table-cell table:style-name="ce4"/>
          <table:table-cell table:style-name="ce10" table:number-columns-repeated="25"/>
          <table:table-cell table:number-columns-repeated="998"/>
        </table:table-row>
        <table:table-row table:style-name="ro1" table:number-rows-repeated="2">
          <table:table-cell table:style-name="ce4"/>
          <table:table-cell table:number-columns-repeated="19"/>
          <table:table-cell table:style-name="ce10" table:number-columns-repeated="6"/>
          <table:table-cell table:number-columns-repeated="998"/>
        </table:table-row>
        <table:table-row table:style-name="ro1" table:number-rows-repeated="2">
          <table:table-cell table:number-columns-repeated="25"/>
          <table:table-cell table:style-name="ce10"/>
          <table:table-cell table:number-columns-repeated="99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Result" table:base-cell-address="$Sheet1.$A$1" table:cell-range-address="$Sheet1.$B$2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.05.2021</text:date>, <text:time>23:05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3T23:05:22.32</dc:date>
    <meta:generator>OpenOffice/4.1.8$Win32 OpenOffice.org_project/418m3$Build-9803</meta:generator>
    <meta:editing-duration>PT3H16M4S</meta:editing-duration>
    <meta:editing-cycles>14</meta:editing-cycles>
    <meta:document-statistic meta:table-count="2" meta:cell-count="132" meta:object-count="0"/>
  </office:meta>
</office:document-meta>
</file>